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paragraph-rsid="000931ba"/>
    </style:style>
    <style:style style:name="P2" style:family="paragraph" style:parent-style-name="Standard">
      <style:paragraph-properties fo:line-height="150%" fo:text-align="justify" style:justify-single-word="false"/>
      <style:text-properties officeooo:rsid="000931ba" officeooo:paragraph-rsid="000931ba"/>
    </style:style>
    <style:style style:name="P3" style:family="paragraph" style:parent-style-name="Standard">
      <style:paragraph-properties fo:line-height="150%" fo:text-align="justify" style:justify-single-word="false"/>
      <style:text-properties officeooo:rsid="000b0b4d" officeooo:paragraph-rsid="000b0b4d"/>
    </style:style>
    <style:style style:name="P4" style:family="paragraph" style:parent-style-name="Standard">
      <style:paragraph-properties fo:line-height="150%" fo:text-align="justify" style:justify-single-word="false"/>
      <style:text-properties officeooo:rsid="000bbd42" officeooo:paragraph-rsid="000bbd42"/>
    </style:style>
    <style:style style:name="P5" style:family="paragraph" style:parent-style-name="Standard">
      <style:paragraph-properties fo:line-height="150%" fo:text-align="justify" style:justify-single-word="false"/>
      <style:text-properties officeooo:rsid="000931ba" officeooo:paragraph-rsid="000931ba"/>
    </style:style>
    <style:style style:name="P6" style:family="paragraph" style:parent-style-name="Standard">
      <style:paragraph-properties fo:line-height="150%" fo:text-align="justify" style:justify-single-word="false"/>
      <style:text-properties officeooo:rsid="000b0b4d" officeooo:paragraph-rsid="000931ba"/>
    </style:style>
    <style:style style:name="P7" style:family="paragraph" style:parent-style-name="Standard">
      <style:paragraph-properties fo:line-height="150%" fo:text-align="end" style:justify-single-word="false"/>
      <style:text-properties officeooo:rsid="000ff00f" officeooo:paragraph-rsid="000ff00f"/>
    </style:style>
    <style:style style:name="T1" style:family="text">
      <style:text-properties officeooo:rsid="000931ba"/>
    </style:style>
    <style:style style:name="T2" style:family="text">
      <style:text-properties officeooo:rsid="000b0b4d"/>
    </style:style>
    <style:style style:name="T3" style:family="text">
      <style:text-properties officeooo:rsid="000bbd42"/>
    </style:style>
    <style:style style:name="T4" style:family="text">
      <style:text-properties officeooo:rsid="000d17c5"/>
    </style:style>
    <style:style style:name="T5" style:family="text">
      <style:text-properties officeooo:rsid="000e19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odríguez Jácome, David</text:p>
      <text:p text:style-name="P2">PREGUNTAS CORTAS</text:p>
      <text:p text:style-name="P2"><text:tab/>1. Cookies.</text:p>
      <text:p text:style-name="P2">a) Define o que é unha cookie.</text:p>
      <text:p text:style-name="P2"><text:tab/>Una cookie es un fragmento de información que guarda cierta cantidad de datos de un usuario que visita una página web. Las cookies se guardan en el navegador del cliente.</text:p>
      <text:p text:style-name="P2"/>
      <text:p text:style-name="P2">b) Escribe un exemplo de cómo definir unha cookie en PHP. Cómo se crea unha cookie? Qué función hai que utilizar en PHP?</text:p>
      <text:p text:style-name="P2"><text:tab/>Una cookie se puede definir con setcookie(), y como parámetros se pueden definir el nombre de la cookie, el valor que tendrá, el tiempo de vida de la cookie en segundos y la localización de esta. Ejemplo: setcookie($nombre, “nombre”, 4200, “cookies.php”);</text:p>
      <text:p text:style-name="P1"/>
      <text:p text:style-name="P2"><text:tab/>2. Sesión.</text:p>
      <text:p text:style-name="P2">a) Define o que é unha sesión.</text:p>
      <text:p text:style-name="P1"><text:span text:style-name="T1"><text:tab/>Una sesión es un espacio </text:span><text:span text:style-name="T2">de tiempo en el que un usuario visita una página o sitio web introduciendo sus datos y realiza una actividad de dicho sitio; la sesión guarda datos del usuario <text:s/>almacenándolos temporalmente mientras el usuario navega por las páginas del sitio web.</text:span></text:p>
      <text:p text:style-name="P1"/>
      <text:p text:style-name="P6">b) Para qué poden ser útlies as sesións en PHP? Expón un exemplo.</text:p>
      <text:p text:style-name="P1"><text:tab/><text:span text:style-name="T2">Las sesiones sirven para almacenar los datos personales y la actividad de un usuario que visita un sitio web <text:s/>mediante cookies. La sesión permite que un usuario se desplace de una página a otra de un sitio web sin tener que introducir sus datos personales de cada vez, además de guardar el estado de la actividad que el usuario realizó en ese sitio web.</text:span></text:p>
      <text:p text:style-name="P1"/>
      <text:p text:style-name="P3"><text:tab/>3. Transaccións.</text:p>
      <text:p text:style-name="P3">a) Define o que é unha transacción no contexto dunha base de datos.</text:p>
      <text:p text:style-name="P3"><text:tab/><text:span text:style-name="T3">Unha transacción es un conjunto de sentencias SQL que se ejecutan como si fuesen una sola. Esto responde al concepto de atomicidad: si una de esas sentencias falla o da un error, se revierten los cambios que hayan hecho las demás sentencias y se cancela la transacción; por tanto, para que una transacción tenga éxito, o pasan todas las sentencias SQL correctamente, o no pasa ninguna.</text:span></text:p>
      <text:p text:style-name="P4"><text:tab/>Este tipo de operaciones son útiles para cuando se quieren efectuar ataques a una base de datos en los que se realizan varias operaciones al mismo tiempo y todas deben realizarse correctamente para evitar la pérdida de datos importantes.</text:p>
      <text:p text:style-name="P3"/>
      <text:p text:style-name="P3"><text:soft-page-break/></text:p>
      <text:p text:style-name="P4">b) Explica un exemplo no que teñas que utilizar unha transacción.</text:p>
      <text:p text:style-name="P4"><text:tab/>El ejemplo más característico de las transacciones es en la base de datos de un banco: el usuario A tiene una cuenta con 5000€ y quiere hacer una transferencia de 1000€ al usuario B que tiene una cuenta con 2000€.</text:p>
      <text:p text:style-name="P4">- Se <text:span text:style-name="T4">busca al usuario A en la base de datos y se </text:span>inicia una transacción en la que se comprueba que el usuario A tiene 1000€ o más y luego resta 1000€ de su cuenta.</text:p>
      <text:p text:style-name="P4">- <text:span text:style-name="T4">Se busca al usuario B en la base de datos y se suman 1000€ a su cuenta.</text:span></text:p>
      <text:p text:style-name="P4">- <text:span text:style-name="T4">Se comprueba que el usuario A tenga ahora 4000€ y el usuario B tenga 3000€ </text:span><text:span text:style-name="T5">y termina la transacción</text:span><text:span text:style-name="T4">.</text:span></text:p>
      <text:p text:style-name="P4"><text:tab/><text:span text:style-name="T4">Si todas las operaciones se han realizado correctamente, se </text:span><text:span text:style-name="T5">actualizan los datos en la base de datos; si hubo algún error en algún paso de la operación, se desacen todas las sentencias y los cambios realizados, y la transacción queda cancelad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4T09:25:14.117642086</meta:creation-date>
    <dc:date>2021-12-14T10:02:58.229985902</dc:date>
    <meta:editing-duration>PT4M53S</meta:editing-duration>
    <meta:editing-cycles>3</meta:editing-cycles>
    <meta:generator>LibreOffice/6.4.7.2$Linux_X86_64 LibreOffice_project/40$Build-2</meta:generator>
    <meta:document-statistic meta:table-count="0" meta:image-count="0" meta:object-count="0" meta:page-count="2" meta:paragraph-count="22" meta:word-count="526" meta:character-count="2931" meta:non-whitespace-character-count="2414"/>
  </office:meta>
</office:document-meta>
</file>